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use-window-font-color="true"/>
    </style:style>
    <style:style style:name="P5" style:family="paragraph" style:parent-style-name="Standard">
      <style:paragraph-properties fo:text-align="start" style:justify-single-word="false"/>
      <style:text-properties style:use-window-font-color="true" fo:background-color="transparent"/>
    </style:style>
    <style:style style:name="P6" style:family="paragraph" style:parent-style-name="Standard">
      <style:paragraph-properties fo:text-align="start" style:justify-single-word="false"/>
      <style:text-properties fo:color="#800000"/>
    </style:style>
    <style:style style:name="P7" style:family="paragraph" style:parent-style-name="Standard">
      <style:paragraph-properties fo:text-align="start" style:justify-single-word="false"/>
      <style:text-properties fo:color="#800000" fo:background-color="#000080"/>
    </style:style>
    <style:style style:name="T1" style:family="text">
      <style:text-properties fo:font-weight="bold" style:font-weight-asian="bold" style:font-weight-complex="bold"/>
    </style:style>
    <style:style style:name="T2" style:family="text">
      <style:text-properties fo:font-weight="bold" fo:background-color="#000080" style:font-weight-asian="bold" style:font-weight-complex="bold"/>
    </style:style>
    <style:style style:name="T3" style:family="text">
      <style:text-properties fo:color="#800000"/>
    </style:style>
    <style:style style:name="T4" style:family="text">
      <style:text-properties fo:color="#800000" fo:font-weight="bold" fo:background-color="#000080" style:font-weight-asian="bold" style:font-weight-complex="bold"/>
    </style:style>
    <style:style style:name="T5" style:family="text">
      <style:text-properties fo:color="#800000" fo:background-color="#000080"/>
    </style:style>
    <style:style style:name="T6" style:family="text">
      <style:text-properties fo:background-color="#000080"/>
    </style:style>
    <style:style style:name="T7" style:family="text">
      <style:text-properties fo:background-color="transparent"/>
    </style:style>
    <style:style style:name="T8" style:family="text">
      <style:text-properties style:use-window-font-color="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oc Anh Doan</text:p>
      <text:p text:style-name="P1">860759993</text:p>
      <text:p text:style-name="P1">CS141 – Algorithm</text:p>
      <text:p text:style-name="P1">Homework/Assignment 5</text:p>
      <text:p text:style-name="P1"/>
      <text:p text:style-name="P2">Assignment 5</text:p>
      <text:p text:style-name="P2"/>
      <text:p text:style-name="P2"/>
      <text:p text:style-name="P3"/>
      <text:p text:style-name="P3"/>
      <text:p text:style-name="P3">Problem 1:</text:p>
      <text:p text:style-name="P3"/>
      <text:p text:style-name="P3"><text:tab/><text:tab/> <text:tab/>*----4----*</text:p>
      <text:p text:style-name="P3"><text:tab/><text:tab/><text:tab/>| \<text:tab/> / |</text:p>
      <text:p text:style-name="P3"><text:tab/><text:tab/><text:tab/>| 1\ <text:s text:c="2"/>1 / <text:s text:c="2"/>|</text:p>
      <text:p text:style-name="P3"><text:tab/><text:tab/> <text:s text:c="8"/>2 | <text:s text:c="3"/>\ <text:s text:c="3"/>/ <text:s text:c="3"/>| 3</text:p>
      <text:p text:style-name="P3"><text:tab/><text:tab/><text:tab/>| <text:s text:c="4"/>/*\ <text:s text:c="4"/>|</text:p>
      <text:p text:style-name="P3"><text:tab/><text:tab/><text:tab/>| 1 / <text:s text:c="3"/>\<text:tab/>1 |</text:p>
      <text:p text:style-name="P3"><text:tab/><text:tab/><text:tab/>| /__5__\ |</text:p>
      <text:p text:style-name="P3"><text:tab/><text:tab/><text:tab/>* <text:s text:c="10"/>* </text:p>
      <text:p text:style-name="P3"/>
      <text:p text:style-name="P3">This does not work for the follow reason. Let say we choose the vertex in the middle, according to the adapted algorithm it can go up right.</text:p>
      <text:p text:style-name="P3"/>
      <text:p text:style-name="P3"><text:tab/><text:tab/> <text:tab/>*----4----<text:span text:style-name="T4">*</text:span></text:p>
      <text:p text:style-name="P3"><text:tab/><text:tab/><text:tab/>| \<text:tab/><text:span text:style-name="T6">//</text:span> |</text:p>
      <text:p text:style-name="P3"><text:tab/><text:tab/><text:tab/>| 1\ <text:s/><text:span text:style-name="T1"><text:s/>1 </text:span><text:span text:style-name="T2">//</text:span> <text:s/>|</text:p>
      <text:p text:style-name="P3"><text:tab/><text:tab/> <text:s text:c="8"/>2 | <text:s text:c="3"/>\ <text:s text:c="2"/><text:span text:style-name="T1"><text:s/></text:span><text:span text:style-name="T2">//</text:span><text:span text:style-name="T1"> </text:span><text:s text:c="2"/>| 3</text:p>
      <text:p text:style-name="P3"><text:tab/><text:tab/><text:tab/>| <text:s text:c="4"/>/<text:span text:style-name="T4">*</text:span>\ <text:s text:c="4"/>|</text:p>
      <text:p text:style-name="P3"><text:tab/><text:tab/><text:tab/>| 1 / <text:s text:c="3"/>\<text:tab/>1 |</text:p>
      <text:p text:style-name="P3"><text:tab/><text:tab/><text:tab/>| /__5__\ |</text:p>
      <text:p text:style-name="P3"><text:tab/><text:tab/><text:tab/>* <text:s text:c="10"/>* </text:p>
      <text:p text:style-name="P3"><text:tab/><text:tab/><text:tab/></text:p>
      <text:p text:style-name="P3"><text:tab/><text:tab/><text:tab/>now the upper left is in the cloud. <text:s/></text:p>
      <text:p text:style-name="P3"><text:tab/><text:tab/><text:tab/>Because every other are the same amount cost by edge relaxation they're all cost</text:p>
      <text:p text:style-name="P3"><text:tab/><text:tab/><text:tab/>1.</text:p>
      <text:p text:style-name="P3"><text:tab/><text:tab/></text:p>
      <text:p text:style-name="P3"/>
      <text:p text:style-name="P3"/>
      <text:p text:style-name="P3"><text:tab/><text:tab/> <text:tab/><text:span text:style-name="T5">*</text:span><text:span text:style-name="T6">----4----</text:span><text:span text:style-name="T4">*</text:span></text:p>
      <text:p text:style-name="P3"><text:tab/><text:tab/><text:tab/>| \<text:tab/><text:span text:style-name="T6">//</text:span> |</text:p>
      <text:p text:style-name="P3"><text:tab/><text:tab/><text:tab/>| 1\ <text:s/><text:span text:style-name="T1"><text:s/>1 </text:span><text:span text:style-name="T2">//</text:span> <text:s/>|</text:p>
      <text:p text:style-name="P3"><text:tab/><text:tab/> <text:s text:c="8"/>2 | <text:s text:c="3"/>\ <text:s text:c="2"/><text:span text:style-name="T1"><text:s/></text:span><text:span text:style-name="T2">//</text:span><text:span text:style-name="T1"> </text:span><text:s text:c="2"/>| 3</text:p>
      <text:p text:style-name="P3"><text:tab/><text:tab/><text:tab/>| <text:s text:c="4"/>/<text:span text:style-name="T4">*</text:span>\ <text:s text:c="4"/>|</text:p>
      <text:p text:style-name="P3"><text:tab/><text:tab/><text:tab/>| 1 / <text:s text:c="3"/>\<text:tab/>1 |</text:p>
      <text:p text:style-name="P3"><text:tab/><text:tab/><text:tab/>| /__5__\ |</text:p>
      <text:p text:style-name="P3"><text:tab/><text:tab/><text:tab/>* <text:s text:c="10"/>* </text:p>
      <text:p text:style-name="P3"><text:tab/><text:tab/><text:tab/></text:p>
      <text:p text:style-name="P3"><text:tab/><text:tab/><text:tab/>With edge relaxation we can see that 4 is bigger than 3 so we choose 4.</text:p>
      <text:p text:style-name="P3"/>
      <text:p text:style-name="P3"/>
      <text:p text:style-name="P3"/>
      <text:p text:style-name="P3"><text:tab/><text:tab/> <text:tab/><text:span text:style-name="T5">*</text:span><text:span text:style-name="T6">----4----</text:span><text:span text:style-name="T4">*</text:span></text:p>
      <text:p text:style-name="P3"><text:tab/><text:tab/><text:tab/>| \<text:tab/><text:span text:style-name="T6">//</text:span> |</text:p>
      <text:p text:style-name="P3"><text:tab/><text:tab/><text:tab/>| 1\ <text:s/><text:span text:style-name="T1"><text:s/>1 </text:span><text:span text:style-name="T2">//</text:span> <text:s/>|</text:p>
      <text:p text:style-name="P3"><text:tab/><text:tab/> <text:s text:c="8"/>2 | <text:s text:c="3"/>\ <text:s text:c="2"/><text:span text:style-name="T1"><text:s/></text:span><text:span text:style-name="T2">//</text:span><text:span text:style-name="T1"> </text:span><text:s text:c="2"/>| 3</text:p>
      <text:p text:style-name="P3"><text:tab/><text:tab/><text:tab/>| <text:s text:c="4"/>/<text:span text:style-name="T4">*</text:span>\ <text:s text:c="4"/>|</text:p>
      <text:p text:style-name="P3"><text:tab/><text:tab/><text:tab/>| 1 / <text:s text:c="3"/>\<text:tab/>1 |</text:p>
      <text:p text:style-name="P3"><text:tab/><text:tab/><text:tab/>| /__5__\ |</text:p>
      <text:p text:style-name="P3"><text:tab/><text:tab/><text:tab/>* <text:s text:c="10"/>* </text:p>
      <text:p text:style-name="P3"/>
      <text:p text:style-name="P3"><text:tab/><text:tab/>Now here's the problem is the upper right is in the cloud it does not need to compare it.</text:p>
      <text:p text:style-name="P3"><text:tab/><text:tab/>It just do edge relaxation and find that 2 is the largest compare to 1.</text:p>
      <text:p text:style-name="P3"/>
      <text:p text:style-name="P3"/>
      <text:p text:style-name="P3"><text:tab/><text:tab/> <text:tab/><text:span text:style-name="T5">*</text:span><text:span text:style-name="T6">----4----</text:span><text:span text:style-name="T4">*</text:span></text:p>
      <text:p text:style-name="P3"><text:tab/><text:tab/><text:tab/><text:span text:style-name="T6">| </text:span>\<text:tab/><text:span text:style-name="T6">//</text:span> |</text:p>
      <text:p text:style-name="P3"><text:tab/><text:tab/><text:tab/><text:span text:style-name="T6">| </text:span>1\ <text:s/><text:span text:style-name="T1"><text:s/>1 </text:span><text:span text:style-name="T2">//</text:span> <text:s/>|</text:p>
      <text:p text:style-name="P3"><text:tab/><text:tab/> <text:s text:c="8"/>2 <text:span text:style-name="T6">| </text:span><text:s text:c="3"/>\ <text:s text:c="2"/><text:span text:style-name="T1"><text:s/></text:span><text:span text:style-name="T2">//</text:span><text:span text:style-name="T1"> </text:span><text:s text:c="2"/>| 3 <text:s text:c="2"/>from here you choose 5 from edge relaxation.</text:p>
      <text:p text:style-name="P3"><text:tab/><text:tab/><text:tab/><text:span text:style-name="T6">| </text:span><text:s text:c="4"/>/<text:span text:style-name="T4">*</text:span>\ <text:s text:c="4"/>|</text:p>
      <text:p text:style-name="P3"><text:tab/><text:tab/><text:tab/><text:span text:style-name="T6">| </text:span>1 / <text:s text:c="3"/>\<text:tab/>1 |</text:p>
      <text:p text:style-name="P3"><text:tab/><text:tab/><text:tab/><text:span text:style-name="T6">| </text:span>/__5__\ |</text:p>
      <text:p text:style-name="P3"><text:tab/><text:tab/><text:tab/><text:span text:style-name="T3">*</text:span> <text:s text:c="10"/>* </text:p>
      <text:p text:style-name="P3"/>
      <text:p text:style-name="P3"/>
      <text:p text:style-name="P3"><text:tab/><text:tab/> <text:tab/><text:span text:style-name="T5">*</text:span><text:span text:style-name="T6">----4----</text:span><text:span text:style-name="T4">*</text:span></text:p>
      <text:p text:style-name="P3"><text:tab/><text:tab/><text:tab/><text:span text:style-name="T6">| </text:span>\<text:tab/><text:span text:style-name="T6">//</text:span> |</text:p>
      <text:p text:style-name="P3"><text:tab/><text:tab/><text:tab/><text:span text:style-name="T6">| </text:span>1\ <text:s/><text:span text:style-name="T1"><text:s/>1 </text:span><text:span text:style-name="T2">//</text:span> <text:s/>|</text:p>
      <text:p text:style-name="P3"><text:tab/><text:tab/> <text:s text:c="8"/>2 <text:span text:style-name="T6">| </text:span><text:s text:c="3"/>\ <text:s text:c="2"/><text:span text:style-name="T1"><text:s/></text:span><text:span text:style-name="T2">//</text:span><text:span text:style-name="T1"> </text:span><text:s text:c="2"/>| 3 <text:s text:c="2"/></text:p>
      <text:p text:style-name="P3"><text:tab/><text:tab/><text:tab/><text:span text:style-name="T6">| </text:span><text:s text:c="4"/>/<text:span text:style-name="T4">*</text:span>\ <text:s text:c="4"/>|</text:p>
      <text:p text:style-name="P3"><text:tab/><text:tab/><text:tab/><text:span text:style-name="T6">| </text:span>1 / <text:s text:c="3"/>\<text:tab/>1 | <text:s text:c="4"/>This is not optimal. <text:s/>Path is 12</text:p>
      <text:p text:style-name="P3"><text:tab/><text:tab/><text:tab/><text:span text:style-name="T6">| </text:span>/__5__\ | <text:s text:c="4"/>The reason why this algorithm went wrong is when it chose 4</text:p>
      <text:p text:style-name="P3"><text:tab/><text:tab/><text:tab/><text:span text:style-name="T5">*</text:span><text:span text:style-name="T6"> <text:s text:c="10"/></text:span><text:span text:style-name="T5">*</text:span><text:span text:style-name="T3"> <text:s text:c="4"/></text:span><text:span text:style-name="T8"><text:s/>the upper right vertex is in the cloud now so it won't choose the</text:span></text:p>
      <text:p text:style-name="P4"><text:tab/><text:tab/><text:tab/><text:tab/> <text:s text:c="8"/>next biggest one the 3. </text:p>
      <text:p text:style-name="P6"/>
      <text:p text:style-name="P6"/>
      <text:p text:style-name="P4">The optimal choice is </text:p>
      <text:p text:style-name="P4"/>
      <text:p text:style-name="P3"><text:tab/><text:tab/> <text:tab/><text:span text:style-name="T5">*</text:span><text:span text:style-name="T6">----4----</text:span><text:span text:style-name="T5">*</text:span></text:p>
      <text:p text:style-name="P3"><text:tab/><text:tab/><text:tab/>| \<text:tab/> /<text:span text:style-name="T6"> |</text:span></text:p>
      <text:p text:style-name="P3"><text:tab/><text:tab/><text:tab/>| 1\ <text:s text:c="2"/>1 / <text:s/><text:span text:style-name="T6"><text:s/>|</text:span></text:p>
      <text:p text:style-name="P3"><text:tab/><text:tab/> <text:s text:c="8"/>2 | <text:s text:c="3"/>\ <text:s text:c="3"/>/ <text:s text:c="2"/><text:span text:style-name="T6"><text:s/>| </text:span>3 <text:s text:c="3"/>This one is 13. </text:p>
      <text:p text:style-name="P3"><text:tab/><text:tab/><text:tab/>| <text:s text:c="4"/><text:span text:style-name="T6">/</text:span><text:span text:style-name="T5">*</text:span><text:span text:style-name="T7">\ <text:s text:c="3"/></text:span><text:span text:style-name="T6"><text:s/>|</text:span></text:p>
      <text:p text:style-name="P3"><text:tab/><text:tab/><text:tab/>| 1 <text:span text:style-name="T6">/</text:span> <text:s text:c="3"/>\<text:tab/>1 <text:span text:style-name="T6">|</text:span></text:p>
      <text:p text:style-name="P3"><text:tab/><text:tab/><text:tab/>| <text:span text:style-name="T6">/_</text:span><text:span text:style-name="T7">_5__</text:span>\ <text:span text:style-name="T6">|</text:span></text:p>
      <text:p text:style-name="P4"><text:tab/><text:tab/><text:tab/><text:span text:style-name="T5">*</text:span><text:span text:style-name="T6"> <text:s text:c="10"/></text:span><text:span text:style-name="T5">* </text:span></text:p>
      <text:p text:style-name="P7"/>
      <text:p text:style-name="P7"/>
      <text:p text:style-name="P7"/>
      <text:p text:style-name="P5">The reason why this algorithm is wrong is the cloud. The cloud stopped looking at the vertex in the clouds so it overlook the other edges assuming that the path it chose in the clouds are the maximum possible.</text:p>
      <text:p text:style-name="P7"/>
      <text:p text:style-name="P5">Problem 2:</text:p>
      <text:p text:style-name="P5"/>
      <text:p text:style-name="P5">So ok, the original minimal span tree should be...</text:p>
      <text:p text:style-name="P5"/>
      <text:p text:style-name="P5"><text:tab/><text:tab/>T (W) = W – w(e) <text:s text:c="2"/></text:p>
      <text:p text:style-name="P5"><text:tab/><text:tab/><text:tab/><text:tab/><text:tab/>T = minimal span tree of graph G</text:p>
      <text:p text:style-name="P5"><text:tab/><text:tab/><text:tab/><text:tab/><text:tab/>W = Maximum edge weight in G </text:p>
      <text:p text:style-name="P5"><text:tab/><text:tab/><text:tab/><text:tab/><text:tab/>w(e) = the weight of each edge of the MST</text:p>
      <text:p text:style-name="P5"/>
      <text:p text:style-name="P5">So let's do this Maximum Span Tree as,</text:p>
      <text:p text:style-name="P5"/>
      <text:p text:style-name="P5"><text:tab/><text:tab/>T ' (W) = T(W) + w(e) - w ' (e)</text:p>
      <text:p text:style-name="P5"><text:tab/><text:tab/></text:p>
      <text:p text:style-name="P5"><text:tab/>So what I am doing here is delete all the minimum edges by “+ w(e)” and starts </text:p>
      <text:p text:style-name="P5"><text:tab/>to replace these minimum edges with maximum edges “- w'(e)”</text:p>
      <text:p text:style-name="P5"/>
      <text:p text:style-name="P5"><text:tab/>This make sense because if you decrease the minimum edges and starts to replace it</text:p>
      <text:p text:style-name="P5"><text:tab/>by maximum edges then it is a Maximum Spanning Tree and vice versa. </text:p>
      <text:p text:style-name="P5"/>
      <text:p text:style-name="P5"><text:tab/><text:tab/><text:tab/><text:tab/><text:tab/></text:p>
      <text:p text:style-name="P5">Problem 3:</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28T16:15:40</meta:creation-date>
    <dc:date>2007-08-29T16:02:30</dc:date>
    <dc:language>en-US</dc:language>
    <meta:editing-cycles>5</meta:editing-cycles>
    <meta:editing-duration>PT2H17M35S</meta:editing-duration>
    <meta:user-defined meta:name="Info 1"/>
    <meta:user-defined meta:name="Info 2"/>
    <meta:user-defined meta:name="Info 3"/>
    <meta:user-defined meta:name="Info 4"/>
    <meta:document-statistic meta:table-count="0" meta:image-count="0" meta:object-count="0" meta:page-count="3" meta:paragraph-count="90" meta:word-count="374" meta:character-count="2663"/>
  </office:meta>
</office:document-meta>
</file>